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6644f8" officeooo:paragraph-rsid="006644f8"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6476c4" officeooo:paragraph-rsid="001e5373"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5779ba"/>
    </style:style>
    <style:style style:name="P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1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083f7" style:font-name-asian="Times New Roman1" style:font-size-asian="12pt" style:font-name-complex="Times New Roman1" style:font-size-complex="12pt" loext:padding="0in" loext:border="none"/>
    </style:style>
    <style:style style:name="P1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78e6e" style:font-name-asian="Times New Roman1" style:font-size-asian="12pt" style:font-name-complex="Times New Roman1" style:font-size-complex="12pt" loext:padding="0in" loext:border="none"/>
    </style:style>
    <style:style style:name="P1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loext:padding="0in" loext:border="none"/>
    </style:style>
    <style:style style:name="P1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9b1bf1" officeooo:paragraph-rsid="009b1bf1" style:font-name-asian="Times New Roman1" style:font-size-asian="12pt" style:font-name-complex="Times New Roman1" style:font-size-complex="12pt" loext:padding="0in" loext:border="none"/>
    </style:style>
    <style:style style:name="P1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a676ef" officeooo:paragraph-rsid="00a676ef" style:font-name-asian="Times New Roman1" style:font-size-asian="12pt" style:font-name-complex="Times New Roman1" style:font-size-complex="12pt" loext:padding="0in" loext:border="none"/>
    </style:style>
    <style:style style:name="P16"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b9099e" style:font-name-asian="Times New Roman1" style:font-size-asian="12pt" style:font-weight-asian="bold" style:font-name-complex="Times New Roman1" style:font-size-complex="12pt" style:font-weight-complex="bold" loext:padding="0in" loext:border="none"/>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a676ef" style:font-name-asian="Times New Roman1" style:font-size-asian="12pt" style:font-weight-asian="bold" style:font-name-complex="Times New Roman1" style:font-size-complex="12pt" style:font-weight-complex="bold" loext:padding="0in" loext:border="none"/>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b9099e" style:font-name-asian="Times New Roman1" style:font-size-asian="12pt" style:font-weight-asian="normal" style:font-name-complex="Times New Roman1" style:font-size-complex="12pt" style:font-weight-complex="normal" loext:padding="0in" loext:border="non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b9099e"/>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5779ba"/>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c01b91"/>
    </style:style>
    <style:style style:name="P25" style:family="paragraph" style:parent-style-name="Standard" style:master-page-name="Standard">
      <style:paragraph-properties fo:text-align="center" style:justify-single-word="false" style:page-number="auto"/>
    </style:style>
    <style:style style:name="T1" style:family="text">
      <style:text-properties style:font-name="Times New Roman" fo:font-size="12pt" fo:language="es" fo:country="ES" style:font-name-asian="Times New Roman1" style:font-size-asian="12pt" style:font-name-complex="Times New Roman1" style:font-size-complex="12pt"/>
    </style:style>
    <style:style style:name="T2" style:family="text">
      <style:text-properties style:font-name="Times New Roman" fo:font-size="12pt" fo:language="es" fo:country="ES" officeooo:rsid="005779ba" style:font-name-asian="Times New Roman1" style:font-size-asian="12pt" style:font-name-complex="Times New Roman1" style:font-size-complex="12pt"/>
    </style:style>
    <style:style style:name="T3" style:family="text">
      <style:text-properties style:use-window-font-color="true" style:font-name="Times New Roman" fo:font-size="18pt" fo:language="es" fo:country="ES" fo:font-weight="bold" style:font-size-asian="18pt" style:font-weight-asian="bold" style:font-name-complex="Times New Roman1"/>
    </style:style>
    <style:style style:name="T4" style:family="text">
      <style:text-properties style:use-window-font-color="true" style:font-name="Times New Roman" fo:font-size="18pt" fo:language="es" fo:country="ES" fo:font-weight="bold" officeooo:rsid="005779ba" style:font-size-asian="18pt" style:font-weight-asian="bold" style:font-name-complex="Times New Roman1"/>
    </style:style>
    <style:style style:name="T5" style:family="text">
      <style:text-properties style:use-window-font-color="true" style:font-name="Times New Roman" fo:font-size="18pt" fo:language="es" fo:country="ES" fo:font-weight="bold" officeooo:rsid="00a45a72" style:font-size-asian="18pt" style:font-weight-asian="bold" style:font-name-complex="Times New Roman1"/>
    </style:style>
    <style:style style:name="T6"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T8" style:family="text">
      <style:text-properties style:use-window-font-color="true" style:font-name="Times New Roman" fo:font-size="12pt" fo:language="es" fo:country="ES" fo:font-weight="bold" officeooo:rsid="00b9099e" style:font-name-asian="Times New Roman1" style:font-size-asian="12pt" style:font-weight-asian="bold" style:font-name-complex="Times New Roman1" style:font-size-complex="12pt" style:font-weight-complex="bold" loext:padding="0in" loext:border="none"/>
    </style:style>
    <style:style style:name="T9" style:family="text">
      <style:text-properties style:use-window-font-color="true" style:font-name="Times New Roman" fo:font-size="12pt" fo:language="es" fo:country="ES" fo:font-weight="bold" officeooo:rsid="00c01b91" style:font-name-asian="Times New Roman1" style:font-size-asian="12pt" style:font-weight-asian="bold" style:font-name-complex="Times New Roman1" style:font-size-complex="12pt" style:font-weight-complex="bold"/>
    </style:style>
    <style:style style:name="T10" style:family="text">
      <style:text-properties fo:font-variant="normal" fo:text-transform="none" fo:color="#000000" style:font-name="Times New Roman" fo:font-size="12pt" fo:letter-spacing="normal" fo:language="es" fo:country="ES" fo:font-style="normal" fo:font-weight="bold" officeooo:rsid="00c09f6e" style:font-name-asian="Times New Roman1" style:font-size-asian="12pt" style:font-weight-asian="bold" style:font-name-complex="Times New Roman1" style:font-size-complex="12pt" style:font-weight-complex="bold"/>
    </style:style>
    <style:style style:name="T11" style:family="text">
      <style:text-properties officeooo:rsid="008e20ec"/>
    </style:style>
    <style:style style:name="T12" style:family="text">
      <style:text-properties officeooo:rsid="0095013b"/>
    </style:style>
    <style:style style:name="T13" style:family="text">
      <style:text-properties officeooo:rsid="00a468a3"/>
    </style:style>
    <style:style style:name="T14" style:family="text">
      <style:text-properties officeooo:rsid="00acb478"/>
    </style:style>
    <style:style style:name="T1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3">C</text:span><text:span text:style-name="T4">ontrato de trabajo </text:span><text:span text:style-name="T5">id-dec-0</text:span></text:p>
      <text:p text:style-name="P7"/>
      <text:p text:style-name="P4">En <text:span text:style-name="T11">id-unid-1</text:span>, a <text:s/><text:span text:style-name="T11">id-unid-2</text:span></text:p>
      <text:p text:style-name="P3"/>
      <text:p text:style-name="P6">REUNIDOS</text:p>
      <text:p text:style-name="P5"/>
      <text:p text:style-name="P5">De una parte,</text:p>
      <text:p text:style-name="P2">id-unid-3_1</text:p>
      <text:p text:style-name="P22"><text:span text:style-name="T1">En adelante, </text:span><text:span text:style-name="T2">el</text:span><text:span text:style-name="T1"> "</text:span><text:span text:style-name="T10">EMPLEADOR</text:span><text:span text:style-name="T1">".</text:span></text:p>
      <text:p text:style-name="P9"/>
      <text:p text:style-name="P5">De otra parte,</text:p>
      <text:p text:style-name="P1">id-unid-5, con id-unid-6: <text:span text:style-name="T12">id-unid-7</text:span>, número de afiliación a la Seguridad Social: id-unid-8, nivel formativo: id-unid-9, nacionalidad: id-dec-10, fecha de nacimiento: id-dec-11, domicilio en: id-dec-13, y en su propio nombre id-dec-12.</text:p>
      <text:p text:style-name="P8"><text:span text:style-name="T1">En adelante, </text:span><text:span text:style-name="T2">el</text:span><text:span text:style-name="T1"> "</text:span><text:span text:style-name="T10">TRABAJADOR</text:span><text:span text:style-name="T1">".</text:span></text:p>
      <text:p text:style-name="P9"/>
      <text:p text:style-name="P9"/>
      <text:p text:style-name="P10">El Empleador y el TRABAJADOR que, en adelante, podrán ser denominados, individualmente, "la Parte" y conjuntamente, "las Partes", reconociéndose mutuamente capacidad legal suficiente para contratar y obligarse en la representación que actúan y siendo responsables de la veracidad de sus manifestaciones,</text:p>
      <text:p text:style-name="P10">EXPONEN</text:p>
      <text:p text:style-name="P10"/>
      <text:p text:style-name="P11"><text:span text:style-name="T15">I.</text:span> Que reúnen los requisitos exigidos para la celebración del presente contrato. iddec12-extra-0</text:p>
      <text:p text:style-name="P11"/>
      <text:p text:style-name="P11"><text:span text:style-name="T15">II.</text:span> Que el Empleador está interesada en contratar los servicios del TRABAJADOR y, para ello, hace constar que su código de la cuenta de cotización a la Seguridad Social es:</text:p>
      <text:p text:style-name="P11"/>
      <text:p text:style-name="P11"><text:tab/>id-unidnew-3_1.</text:p>
      <text:p text:style-name="P11"/>
      <text:p text:style-name="P11">id-dec-18</text:p>
      <text:p text:style-name="P10"/>
      <text:p text:style-name="P10"><text:span text:style-name="T15">III.</text:span> Y que habiendo llegado las Partes, libre y espontáneamente, a una coincidencia mutua de sus voluntades, formalizan el presente “<text:span text:style-name="T13">Contrato</text:span> <text:span text:style-name="T13">de</text:span> <text:span text:style-name="T13">trabajo</text:span> iddec0-extra-0”, en adelante el "Contrato" o el "Contrato de trabajo", que tiene por objeto el establecimiento de una relación laboral entre las Partes, así como de sus términos y condiciones, y que se regirá por las siguientes,</text:p>
      <text:p text:style-name="P10"/>
      <text:p text:style-name="P16">ESTIPULACIONES</text:p>
      <text:p text:style-name="P16"/>
      <text:p text:style-name="P17"><text:soft-page-break/>PRIMERA.- Objeto. Puesto de trabajo </text:p>
      <text:p text:style-name="P17"/>
      <text:p text:style-name="P12">iddec0-extra-1</text:p>
      <text:p text:style-name="P12"/>
      <text:p text:style-name="P10"><text:tab/>id-dec-23</text:p>
      <text:p text:style-name="P10"/>
      <text:p text:style-name="P10"/>
      <text:p text:style-name="P17">SEGUNDA.- Lugar de trabajo</text:p>
      <text:p text:style-name="P10"/>
      <text:p text:style-name="P10">id-dec-24</text:p>
      <text:p text:style-name="P10"/>
      <text:p text:style-name="P10">id-dec-36</text:p>
      <text:p text:style-name="P10"/>
      <text:p text:style-name="P17">TERCERA.- Jornada de trabajo</text:p>
      <text:p text:style-name="P10"/>
      <text:p text:style-name="P10">id-dec-25</text:p>
      <text:p text:style-name="P10"/>
      <text:p text:style-name="P10"/>
      <text:p text:style-name="P17">CUARTA.- Duración del Contrato</text:p>
      <text:p text:style-name="P10"/>
      <text:p text:style-name="P10">iddec0-extra-2</text:p>
      <text:p text:style-name="P10"/>
      <text:p text:style-name="P14">id-dec-27</text:p>
      <text:p text:style-name="P10"/>
      <text:p text:style-name="P10">id-dec-28</text:p>
      <text:p text:style-name="P10"/>
      <text:p text:style-name="P10"/>
      <text:p text:style-name="P17">SEXTA.- Retribución</text:p>
      <text:p text:style-name="P17"/>
      <text:p text:style-name="P10">El TRABAJADOR percibirá una retribución de id-dec-30 € brutos id-dec-29, que se distribuirán en los siguientes conceptos salariales:</text:p>
      <text:p text:style-name="P10"/>
      <text:p text:style-name="P10"><text:tab/>id-dec-31 </text:p>
      <text:p text:style-name="P10"/>
      <text:p text:style-name="P10">id-dec-35</text:p>
      <text:p text:style-name="P10"/>
      <text:p text:style-name="P10">id-dec-32 id-dec-33</text:p>
      <text:p text:style-name="P10">La documentación del salario se hará mediante la entrega al TRABAJADOR de una nómina o recibo individual y justificativo del pago del mismo, que se ajustará al modelo aplicable a la empresa.</text:p>
      <text:p text:style-name="P10"/>
      <text:p text:style-name="P10"><text:s/>iddec38-extra-0 iddec39-extra-0</text:p>
      <text:p text:style-name="P10"/>
      <text:p text:style-name="P10"/>
      <text:p text:style-name="P17">SÉPTIMA.- Vacaciones anuales</text:p>
      <text:p text:style-name="P17"/>
      <text:p text:style-name="P10">La duración de las vacaciones anuales retribuidas del TRABAJADOR será de: id-dec-37.</text:p>
      <text:p text:style-name="P10"><text:soft-page-break/>El calendario de vacaciones se fijará en la empresa de manera que el TRABAJADOR conozca las fechas que le corresponden al menos dos meses antes del comienzo de su disfrute.</text:p>
      <text:p text:style-name="P10"/>
      <text:p text:style-name="P10">El disfrute de las vacaciones debe producirse dentro del año al que correspondan, no siendo posible acumularlas, salvo que la fecha prevista de disfrute coincida en el tiempo con una incapacidad temporal.</text:p>
      <text:p text:style-name="P10"/>
      <text:p text:style-name="P10">En caso de extinción del Contrato de trabajo, las vacaciones anuales no disfrutadas serán objeto de una compensación económica incluida en el finiquito.</text:p>
      <text:p text:style-name="P10"/>
      <text:p text:style-name="P15"/>
      <text:p text:style-name="P19">OCTAVA.- Revisiones médicas</text:p>
      <text:p text:style-name="P19"/>
      <text:p text:style-name="P10"><text:span text:style-name="T14">E</text:span>l Empleador podrá solicitar que el TRABAJADOR se someta en cualquier momento a cuantas revisiones médicas estime oportunas, así como proceder a la comprobación de las situaciones de baja que lo afecten, ya sea a través de los servicios médicos de la empresa, Mutua patronal o servicio concertado, estando autorizada para recibir información del resultado de las mismas, no en cuanto al diagnóstico sino en cuanto a si es apto o no para el trabajo o a si la situación de incapacidad temporal en la que se encuentra es procedente o no.</text:p>
      <text:p text:style-name="P10">En relación con el artículo 22 de la Ley 31/1995, de 8 de noviembre, de Prevención de Riesgos Laborales, el TRABAJADOR presta su consentimiento para que se vigile su estado de salud en función de los riesgos inherentes al trabajo.</text:p>
      <text:p text:style-name="P10"/>
      <text:p text:style-name="P10"/>
      <text:p text:style-name="P17">NOVENA.- Preaviso de cese voluntario</text:p>
      <text:p text:style-name="P10"/>
      <text:p text:style-name="P10">Salvo condición más beneficiosa, se acuerda que el preaviso del cese voluntario del TRABAJADOR será de: id-dec-43 mediante notificación fehaciente.</text:p>
      <text:p text:style-name="P10"/>
      <text:p text:style-name="P10">Si el TRABAJADOR incumple total o parcialmente este preaviso, quedará obligado a compensar a el Empleador con una cuantía equivalente a los salarios correspondientes a la duración del período incumplido.</text:p>
      <text:p text:style-name="P10"/>
      <text:p text:style-name="P15">iddec0-extra-3</text:p>
      <text:p text:style-name="P10"/>
      <text:p text:style-name="P17">DÉCIMA.- Comunicación del Contrato</text:p>
      <text:p text:style-name="P17"/>
      <text:p text:style-name="P10">El contenido del presente Contrato se comunicará al Servicio Público de Empleo Estatal en el plazo de los 10 días siguientes a la fecha de su concertación, que figura en el encabezamiento.</text:p>
      <text:p text:style-name="P10"/>
      <text:p text:style-name="P17">DECIMOPRIMERA.- Protección de datos</text:p>
      <text:p text:style-name="P17"/>
      <text:p text:style-name="P10">Las Partes de este Contrato conocen y se obligan a cumplir el Reglamento (UE) 2016/679 del Parlamento Europeo y del Consejo, de 27 de abril de 2016, relativo a la protección de las personas físicas en lo que respecta al tratamiento de datos personales y a la libre circulación de estos datos (RGPD), así como la Ley Orgánica 3/2018, de Protección de Datos Personales <text:soft-page-break/>y garantía de los derechos digitales y su normativa de desarrollo, y/o aquellas que las pudieran sustituir o actualizar en el futuro.</text:p>
      <text:p text:style-name="P10"/>
      <text:p text:style-name="P10">De esta forma, las Partes son conscientes de que mediante la firma de este Contrato, y su comunicación al Servicio Público de Empleo Estatal, consienten que sus datos personales recogidos en el presente Contrato, así como aquellos que se pudiesen recoger en el futuro para poder dar cumplimiento o una correcta ejecución de este mismo, podrían ser incorporados por la otra Parte, o por el Servicio Público de Empleo, a su propio fichero automatizado o no de recogida de datos con el fin de ejecutar correctamente la relación contractual y, eventualmente, para una gestión administrativa y/o comercial.</text:p>
      <text:p text:style-name="P10"/>
      <text:p text:style-name="P10">En todo caso, las Partes se comprometen a que estos datos personales no serán comunicados más allá del supuesto contemplado en la cláusula anterior, aunque, si se diese el caso de que fuera a realizarse algún tipo de comunicación de datos personales, se comprometen siempre y de forma previa, a solicitar el consentimiento expreso, informado, e inequívoco de la Parte que es titular de dichos datos de carácter personal, indicando la finalidad concreta para la que se realizará la comunicación de los datos.</text:p>
      <text:p text:style-name="P10"/>
      <text:p text:style-name="P10">De esta cláusula no resulta ninguna limitación o restricción para las Partes en cuanto al ejercicio de los derechos de acceso, rectificación, supresión, limitación del tratamiento, portabilidad u oposición con los que pudieran contar.</text:p>
      <text:p text:style-name="P10"/>
      <text:p text:style-name="P10"/>
      <text:p text:style-name="P17">DECIMOSEGUNDA.- 5222258555 528 82225522. 825858888555</text:p>
      <text:p text:style-name="P17"/>
      <text:p text:style-name="P10">5822 82225522 5225 882 222822 2252 5852552, 2222258282222, 8222522882 2/2 22228858822 852 82 5588282 528555288552 25288522222 22252 858 255228.</text:p>
      <text:p text:style-name="P10">88828822, 858 255228 528222822 852, 22 8582 52 2588285, 5285222228 822528 2/2 55252228 58 25282222 82225522 52 2558522, 28228 225252 25522 2 82222552 28 28822, 5 22528 828 2228228 8225828.</text:p>
      <text:p text:style-name="P10"/>
      <text:p text:style-name="P10">852258, 88 82 58282 28 8582 52 852 525 2 855858 885585858 5288282552 8222885828 2 252822 525858828 2 25858 52 28222 5252852, 82 2225552 225 22 2528258, 25222282252 28 52822 528 82225522 2255 85 252525 8828585222 22252 858 255228. 2822552 2822 8582, 858 255228 82 82225222222, 88 25255 228285582, 5 22228855 52 22525 52825882 2/2 52 85225 22 52 25282 22522 2555 58528858 885585858 2 255228 528 82225522 522825558.</text:p>
      <text:p text:style-name="P10"/>
      <text:p text:style-name="P17">DECIMOTERCERA.- Acciones legales. Legislación aplicable. Jurisdicción</text:p>
      <text:p text:style-name="P10"/>
      <text:p text:style-name="P10">Las Partes reconocen quedar obligadas por el presente Contrato así como sus correspondientes anexos, si los hubiere, y sus efectos jurídicos y se comprometen a su cumplimiento de buena fe.</text:p>
      <text:p text:style-name="P10"/>
      <text:p text:style-name="P10">Todo litigio relativo, especialmente, pero no solo, a la formación, validez, interpretación, firma, existencia, ejecución o terminación de este Contrato y, en general, a la relación establecida entre las Partes, será sometido a la legislación española vigente que resulte de aplicación. iddec0-extra-4 id-dec-19.</text:p>
      <text:p text:style-name="P10"><text:soft-page-break/></text:p>
      <text:p text:style-name="P10">En caso de controversia, diferencia, conflicto o reclamación en cuanto al Contrato, o en relación al mismo, las Partes acuerdan que se someterán a la jurisdicción social de los Juzgados y Tribunales competentes conforme a derecho.</text:p>
      <text:p text:style-name="P10"/>
      <text:p text:style-name="P21"><text:span text:style-name="T7">DECIMO</text:span><text:span text:style-name="T8">CUARTA</text:span><text:span text:style-name="T7">.- </text:span><text:span text:style-name="T8">Otras disposiciones</text:span></text:p>
      <text:p text:style-name="P18"/>
      <text:p text:style-name="P20">id-dec-38</text:p>
      <text:p text:style-name="P20">id-dec-39</text:p>
      <text:p text:style-name="P10">id-dec-40</text:p>
      <text:p text:style-name="P10">id-dec-41</text:p>
      <text:p text:style-name="P10">id-dec-42</text:p>
      <text:p text:style-name="P10"/>
      <text:p text:style-name="P10"/>
      <text:p text:style-name="P10">Y en prueba de conformidad y aceptación de todo lo establecido, ambas Partes firman todas las hojas de este Contrato en tres ejemplares y a un solo efecto, en el lugar y fecha señalados en el encabezamiento.<text:tab/><text:tab/><text:tab/><text:tab/></text:p>
      <text:p text:style-name="P10"/>
      <text:p text:style-name="P24"><text:span text:style-name="T6">EL </text:span><text:span text:style-name="T9">EMPLEADOR</text:span><text:span text:style-name="T6"> <text:s text:c="55"/><text:tab/>EL </text:span><text:span text:style-name="T9">TRABAJADOR</text:span></text:p>
      <text:p text:style-name="P23"><text:line-break/></text:p>
      <text:p text:style-name="P23"><text:bookmark text:name="_GoBack"/><text:line-break/><text:line-break/><text:line-break/>........................................... <text:s text:c="55"/>...........................................</text:p>
      <text:p text:style-name="P13">________ <text:s text:c="82"/>________</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31</meta:editing-cycles>
    <meta:creation-date>2019-11-25T09:28:00</meta:creation-date>
    <dc:date>2020-07-30T16:22:21.957944802</dc:date>
    <meta:editing-duration>P3DT3H44M4S</meta:editing-duration>
    <meta:generator>LibreOffice/6.4.3.2$MacOSX_X86_64 LibreOffice_project/747b5d0ebf89f41c860ec2a39efd7cb15b54f2d8</meta:generator>
    <meta:document-statistic meta:table-count="0" meta:image-count="0" meta:object-count="0" meta:page-count="5" meta:paragraph-count="74" meta:word-count="1207" meta:character-count="8146" meta:non-whitespace-character-count="68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